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6.00pt" fo:font-weight="normal" fo:font-family="'Proxima Nova'" style:font-family-asian="'Proxima Nova'" style:font-family-complex="'Proxima Nova'" fo:background-color="transparent" fo:color="#039be5"/>
    </style:style>
    <style:style style:name="T3" style:family="text">
      <style:text-properties fo:font-size="48.00pt" fo:font-weight="bold" fo:font-family="'Proxima Nova'" style:font-family-asian="'Proxima Nova'" style:font-family-complex="'Proxima Nova'" fo:background-color="transparent" fo:color="#40404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normal" fo:font-family="'Proxima Nova'" style:font-family-asian="'Proxima Nova'" style:font-family-complex="'Proxima Nova'" fo:background-color="transparent" fo:color="#000000"/>
    </style:style>
    <style:style style:name="T6" style:family="text">
      <style:text-properties fo:font-size="16.00pt" fo:font-weight="normal" fo:font-family="'Proxima Nova'" style:font-family-asian="'Proxima Nova'" style:font-family-complex="'Proxima Nova'" fo:background-color="transparent" fo:color="#666666"/>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Proxima Nova'" style:font-family-asian="'Proxima Nova'" style:font-family-complex="'Proxima Nova'" fo:background-color="transparent" fo:color="#38761d"/>
    </style:style>
    <style:style style:name="T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0"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1" style:family="text">
      <style:text-properties fo:font-size="11.00pt" fo:font-weight="bold" fo:font-family="'Proxima Nova'" style:font-family-asian="'Proxima Nova'" style:font-family-complex="'Proxima Nova'" fo:background-color="transparent" fo:color="#000000"/>
    </style:style>
    <style:style style:name="T1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4" style:family="text">
      <style:text-properties fo:font-size="11.00pt" fo:font-weight="normal" fo:font-family="'Proxima Nova'" style:font-family-asian="'Proxima Nova'" style:font-family-complex="'Proxima Nova'" fo:background-color="transparent" fo:color="#000000"/>
    </style:style>
    <style:style style:name="T1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6"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7" style:family="text">
      <style:text-properties fo:font-size="11.00pt" fo:font-weight="normal" fo:font-family="'Proxima Nova'" style:font-family-asian="'Proxima Nova'" style:font-family-complex="'Proxima Nova'" fo:background-color="transparent" fo:color="#000000"/>
    </style:style>
    <style:style style:name="T18"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19"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0" style:family="text">
      <style:text-properties fo:font-size="11.00pt" fo:font-weight="normal" fo:font-family="'Proxima Nova'" style:font-family-asian="'Proxima Nova'" style:font-family-complex="'Proxima Nova'" fo:background-color="transparent" fo:color="#000000"/>
    </style:style>
    <style:style style:name="T2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3" style:family="text">
      <style:text-properties fo:font-size="11.00pt" fo:font-weight="normal" fo:font-family="'Proxima Nova'" style:font-family-asian="'Proxima Nova'" style:font-family-complex="'Proxima Nova'" fo:background-color="transparent" fo:color="#000000"/>
    </style:style>
    <style:style style:name="T2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6" style:family="text">
      <style:text-properties fo:font-size="11.00pt" fo:font-weight="normal" fo:font-family="'Proxima Nova'" style:font-family-asian="'Proxima Nova'" style:font-family-complex="'Proxima Nova'" fo:background-color="transparent" fo:color="#000000"/>
    </style:style>
    <style:style style:name="T27"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8"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29" style:family="text">
      <style:text-properties fo:font-size="11.00pt" fo:font-weight="bold" fo:font-family="'Proxima Nova'" style:font-family-asian="'Proxima Nova'" style:font-family-complex="'Proxima Nova'" fo:background-color="transparent" fo:color="#000000"/>
    </style:style>
    <style:style style:name="T30"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2" style:family="text">
      <style:text-properties fo:font-size="11.00pt" fo:font-weight="normal" fo:font-family="'Proxima Nova'" style:font-family-asian="'Proxima Nova'" style:font-family-complex="'Proxima Nova'" fo:background-color="transparent" fo:color="#000000"/>
    </style:style>
    <style:style style:name="T3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5" style:family="text">
      <style:text-properties fo:font-size="11.00pt" fo:font-weight="normal" fo:font-family="'Proxima Nova'" style:font-family-asian="'Proxima Nova'" style:font-family-complex="'Proxima Nova'" fo:background-color="transparent" fo:color="#000000"/>
    </style:style>
    <style:style style:name="T36"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7"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38" style:family="text">
      <style:text-properties fo:font-size="11.00pt" fo:font-weight="normal" fo:font-family="'Proxima Nova'" style:font-family-asian="'Proxima Nova'" style:font-family-complex="'Proxima Nova'" fo:background-color="transparent" fo:color="#000000"/>
    </style:style>
    <style:style style:name="T39"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0"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1" style:family="text">
      <style:text-properties fo:font-size="11.00pt" fo:font-weight="normal" fo:font-family="'Proxima Nova'" style:font-family-asian="'Proxima Nova'" style:font-family-complex="'Proxima Nova'" fo:background-color="transparent" fo:color="#000000"/>
    </style:style>
    <style:style style:name="T4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4" style:family="text">
      <style:text-properties fo:font-size="11.00pt" fo:font-weight="normal" fo:font-family="'Proxima Nova'" style:font-family-asian="'Proxima Nova'" style:font-family-complex="'Proxima Nova'" fo:background-color="transparent" fo:color="#000000"/>
    </style:style>
    <style:style style:name="T4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6"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7" style:family="text">
      <style:text-properties fo:font-size="11.00pt" fo:font-weight="normal" fo:font-family="'Proxima Nova'" style:font-family-asian="'Proxima Nova'" style:font-family-complex="'Proxima Nova'" fo:background-color="transparent" fo:color="#000000"/>
    </style:style>
    <style:style style:name="T48"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4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0" style:family="text">
      <style:text-properties fo:font-size="11.00pt" fo:font-weight="bold" fo:font-family="'Proxima Nova'" style:font-family-asian="'Proxima Nova'" style:font-family-complex="'Proxima Nova'" fo:background-color="transparent" fo:color="#000000"/>
    </style:style>
    <style:style style:name="T5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2"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3" style:family="text">
      <style:text-properties fo:font-size="11.00pt" fo:font-weight="normal" fo:font-family="'Proxima Nova'" style:font-family-asian="'Proxima Nova'" style:font-family-complex="'Proxima Nova'" fo:background-color="transparent" fo:color="#000000"/>
    </style:style>
    <style:style style:name="T5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5"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6" style:family="text">
      <style:text-properties fo:font-size="11.00pt" fo:font-weight="normal" fo:font-family="'Proxima Nova'" style:font-family-asian="'Proxima Nova'" style:font-family-complex="'Proxima Nova'" fo:background-color="transparent" fo:color="#000000"/>
    </style:style>
    <style:style style:name="T57"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8"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59" style:family="text">
      <style:text-properties fo:font-size="11.00pt" fo:font-weight="normal" fo:font-family="'Proxima Nova'" style:font-family-asian="'Proxima Nova'" style:font-family-complex="'Proxima Nova'" fo:background-color="transparent" fo:color="#000000"/>
    </style:style>
    <style:style style:name="T60"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1"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2" style:family="text">
      <style:text-properties fo:font-size="11.00pt" fo:font-weight="normal" fo:font-family="'Proxima Nova'" style:font-family-asian="'Proxima Nova'" style:font-family-complex="'Proxima Nova'" fo:background-color="transparent" fo:color="#000000"/>
    </style:style>
    <style:style style:name="T63"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4" style:family="text">
      <style:text-properties fo:font-size="11.00pt" fo:font-weight="normal"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5" style:family="text">
      <style:text-properties fo:font-size="11.00pt" fo:font-weight="normal" fo:font-family="'Proxima Nova'" style:font-family-asian="'Proxima Nova'" style:font-family-complex="'Proxima Nova'" fo:background-color="transparent" fo:color="#000000"/>
    </style:style>
    <style:style style:name="T66"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7"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68" style:family="text">
      <style:text-properties fo:font-size="11.00pt" fo:font-weight="bold" fo:font-family="'Proxima Nova'" style:font-family-asian="'Proxima Nova'" style:font-family-complex="'Proxima Nova'" fo:background-color="transparent" fo:color="#000000"/>
    </style:style>
    <style:style style:name="T6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0"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1" style:family="text">
      <style:text-properties fo:font-size="11.00pt" fo:font-weight="bold" fo:font-family="'Proxima Nova'" style:font-family-asian="'Proxima Nova'" style:font-family-complex="'Proxima Nova'" fo:background-color="transparent" fo:color="#000000"/>
    </style:style>
    <style:style style:name="T72"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3"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4" style:family="text">
      <style:text-properties fo:font-size="11.00pt" fo:font-weight="bold" fo:font-family="'Proxima Nova'" style:font-family-asian="'Proxima Nova'" style:font-family-complex="'Proxima Nova'" fo:background-color="transparent" fo:color="#000000"/>
    </style:style>
    <style:style style:name="T75"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6"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7" style:family="text">
      <style:text-properties fo:font-size="11.00pt" fo:font-weight="bold" fo:font-family="'Proxima Nova'" style:font-family-asian="'Proxima Nova'" style:font-family-complex="'Proxima Nova'" fo:background-color="transparent" fo:color="#000000"/>
    </style:style>
    <style:style style:name="T78"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79" style:family="text">
      <style:text-properties fo:font-size="11.00pt" fo:font-weight="bold" style:text-underline-mode="continuous" style:text-underline-type="single" style:text-underline-style="solid" style:text-underline-width="normal" fo:font-family="'Proxima Nova'" style:font-family-asian="'Proxima Nova'" style:font-family-complex="'Proxima Nova'" fo:background-color="transparent" fo:color="#000000"/>
    </style:style>
    <style:style style:name="T80" style:family="text">
      <style:text-properties fo:font-size="11.00pt" fo:font-weight="bold" fo:font-family="'Proxima Nova'" style:font-family-asian="'Proxima Nova'" style:font-family-complex="'Proxima Nova'"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Proxima Nova'" style:font-family-asian="'Proxima Nova'" style:font-family-complex="'Proxima Nova'" fo:background-color="transparent" fo:color="#000000"/>
    </style:style>
    <style:style style:name="T83" style:family="text">
      <style:text-properties fo:font-size="18.00pt" fo:font-weight="normal" fo:font-family="'Proxima Nova'" style:font-family-asian="'Proxima Nova'" style:font-family-complex="'Proxima Nova'" fo:background-color="transparent" fo:color="#039be5"/>
    </style:style>
    <style:style style:name="T84" style:family="text">
      <style:text-properties fo:font-size="14.00pt" fo:font-weight="normal" fo:font-family="'Proxima Nova'" style:font-family-asian="'Proxima Nova'" style:font-family-complex="'Proxima Nova'" fo:background-color="transparent" fo:color="#e61a17"/>
    </style:style>
    <style:style style:name="T85" style:family="text">
      <style:text-properties fo:font-size="10.50pt" fo:font-weight="normal" fo:font-family="Arial" style:font-family-asian="Arial" style:font-family-complex="Arial" fo:background-color="transparent" fo:color="#000000"/>
    </style:style>
    <style:style style:name="T86" style:family="text">
      <style:text-properties fo:font-size="14.00pt" fo:font-weight="normal" fo:font-family="'Proxima Nova'" style:font-family-asian="'Proxima Nova'" style:font-family-complex="'Proxima Nova'" fo:background-color="transparent" fo:color="#e61a17"/>
    </style:style>
    <style:style style:name="T87" style:family="text">
      <style:text-properties fo:font-size="10.50pt" fo:font-weight="normal" fo:font-family="Arial" style:font-family-asian="Arial" style:font-family-complex="Arial" fo:background-color="transparent" fo:color="#000000"/>
    </style:style>
    <style:style style:name="T88" style:family="text">
      <style:text-properties fo:font-size="14.00pt" fo:font-weight="normal" fo:font-family="'Proxima Nova'" style:font-family-asian="'Proxima Nova'" style:font-family-complex="'Proxima Nova'" fo:background-color="transparent" fo:color="#e61a17"/>
    </style:style>
    <style:style style:name="T89" style:family="text">
      <style:text-properties fo:font-size="10.50pt" fo:font-weight="normal" fo:font-family="Arial" style:font-family-asian="Arial" style:font-family-complex="Arial"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normal" fo:font-family="'Proxima Nova'" style:font-family-asian="'Proxima Nova'" style:font-family-complex="'Proxima Nova'" fo:background-color="transparent" fo:color="#e61a17"/>
    </style:style>
    <style:style style:name="T92" style:family="text">
      <style:text-properties fo:font-size="18.00pt" fo:font-weight="normal" fo:font-family="'Proxima Nova'" style:font-family-asian="'Proxima Nova'" style:font-family-complex="'Proxima Nova'" fo:background-color="transparent" fo:color="#039be5"/>
    </style:style>
    <style:style style:name="T93" style:family="text">
      <style:text-properties fo:font-size="14.00pt" fo:font-weight="normal" fo:font-family="'Proxima Nova'" style:font-family-asian="'Proxima Nova'" style:font-family-complex="'Proxima Nova'" fo:background-color="transparent" fo:color="#e61a17"/>
    </style:style>
    <style:style style:name="T94" style:family="text">
      <style:text-properties fo:font-size="10.50pt" fo:font-weight="normal" fo:font-family="Arial" style:font-family-asian="Arial" style:font-family-complex="Arial" fo:background-color="transparent" fo:color="#000000"/>
    </style:style>
    <style:style style:name="T95" style:family="text">
      <style:text-properties fo:font-size="14.00pt" fo:font-weight="normal" fo:font-family="'Proxima Nova'" style:font-family-asian="'Proxima Nova'" style:font-family-complex="'Proxima Nova'" fo:background-color="transparent" fo:color="#e61a17"/>
    </style:style>
    <style:style style:name="T96" style:family="text">
      <style:text-properties fo:font-size="10.50pt" fo:font-weight="normal" fo:font-family="Arial" style:font-family-asian="Arial" style:font-family-complex="Arial" fo:background-color="transparent" fo:color="#000000"/>
    </style:style>
    <style:style style:name="T97" style:family="text">
      <style:text-properties fo:font-size="10.5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50pt" fo:font-weight="normal" fo:font-family="Arial" style:font-family-asian="Arial" style:font-family-complex="Arial"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4.00pt" fo:font-weight="normal" fo:font-family="'Proxima Nova'" style:font-family-asian="'Proxima Nova'" style:font-family-complex="'Proxima Nova'" fo:background-color="transparent" fo:color="#e61a17"/>
    </style:style>
    <style:style style:name="T102" style:family="text">
      <style:text-properties fo:font-size="10.50pt" fo:font-weight="normal" fo:font-family="Arial" style:font-family-asian="Arial" style:font-family-complex="Arial" fo:background-color="transparent" style:use-window-font-color="true"/>
    </style:style>
    <style:style style:name="T103" style:family="text">
      <style:text-properties fo:font-size="14.00pt" fo:font-weight="normal" fo:font-family="'Proxima Nova'" style:font-family-asian="'Proxima Nova'" style:font-family-complex="'Proxima Nova'" fo:background-color="transparent" fo:color="#e61a17"/>
    </style:style>
    <style:style style:name="T104" style:family="text">
      <style:text-properties fo:font-size="10.5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4.00pt" fo:font-weight="normal" fo:font-family="'Proxima Nova'" style:font-family-asian="'Proxima Nova'" style:font-family-complex="'Proxima Nova'" fo:background-color="transparent" fo:color="#e61a17"/>
    </style:style>
    <style:style style:name="T107" style:family="text">
      <style:text-properties fo:font-size="10.50pt" fo:font-weight="normal" fo:font-family="Arial" style:font-family-asian="Arial" style:font-family-complex="Arial" fo:background-color="transparent" style:use-window-font-color="true"/>
    </style:style>
    <style:style style:name="T108" style:family="text">
      <style:text-properties fo:font-size="14.00pt" fo:font-weight="normal" fo:font-family="'Proxima Nova'" style:font-family-asian="'Proxima Nova'" style:font-family-complex="'Proxima Nova'" fo:background-color="transparent" fo:color="#e61a17"/>
    </style:style>
    <style:style style:name="T109" style:family="text">
      <style:text-properties fo:font-size="10.50pt" fo:font-weight="normal" fo:font-family="Arial" style:font-family-asian="Arial" style:font-family-complex="Arial"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8.00pt" fo:font-weight="normal" fo:font-family="'Proxima Nova'" style:font-family-asian="'Proxima Nova'" style:font-family-complex="'Proxima Nova'" fo:background-color="transparent" fo:color="#039be5"/>
    </style:style>
    <style:style style:name="T112" style:family="text">
      <style:text-properties fo:font-size="14.00pt" fo:font-weight="normal" fo:font-family="'Proxima Nova'" style:font-family-asian="'Proxima Nova'" style:font-family-complex="'Proxima Nova'" fo:background-color="transparent" fo:color="#e61a17"/>
    </style:style>
    <style:style style:name="T113" style:family="text">
      <style:text-properties fo:font-size="10.50pt" fo:font-weight="normal" fo:font-family="Arial" style:font-family-asian="Arial" style:font-family-complex="Arial"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4.00pt" fo:font-weight="normal" fo:font-family="'Proxima Nova'" style:font-family-asian="'Proxima Nova'" style:font-family-complex="'Proxima Nova'" fo:background-color="transparent" fo:color="#e61a17"/>
    </style:style>
    <style:style style:name="T116" style:family="text">
      <style:text-properties fo:font-size="10.50pt" fo:font-weight="normal" fo:font-family="Arial" style:font-family-asian="Arial" style:font-family-complex="Arial" fo:background-color="transparent" style:use-window-font-color="true"/>
    </style:style>
    <style:style style:name="T117" style:family="text">
      <style:text-properties fo:font-size="14.00pt" fo:font-weight="normal" fo:font-family="'Proxima Nova'" style:font-family-asian="'Proxima Nova'" style:font-family-complex="'Proxima Nova'" fo:background-color="transparent" fo:color="#e61a17"/>
    </style:style>
    <style:style style:name="T118" style:family="text">
      <style:text-properties fo:font-size="10.50pt" fo:font-weight="normal" fo:font-family="Arial" style:font-family-asian="Arial" style:font-family-complex="Arial" fo:background-color="transparent" style:use-window-font-color="true"/>
    </style:style>
    <style:style style:name="T119" style:family="text">
      <style:text-properties fo:font-size="14.00pt" fo:font-weight="normal" fo:font-family="'Proxima Nova'" style:font-family-asian="'Proxima Nova'" style:font-family-complex="'Proxima Nova'" fo:background-color="transparent" fo:color="#e61a17"/>
    </style:style>
    <style:style style:name="T120" style:family="text">
      <style:text-properties fo:font-size="10.50pt" fo:font-weight="normal" fo:font-family="Arial" style:font-family-asian="Arial" style:font-family-complex="Arial" fo:background-color="transparent" style:use-window-font-color="true"/>
    </style:style>
    <style:style style:name="T121" style:family="text">
      <style:text-properties fo:font-size="14.00pt" fo:font-weight="normal" fo:font-family="'Proxima Nova'" style:font-family-asian="'Proxima Nova'" style:font-family-complex="'Proxima Nova'" fo:background-color="transparent" fo:color="#e61a17"/>
    </style:style>
    <style:style style:name="T122" style:family="text">
      <style:text-properties fo:font-size="18.00pt" fo:font-weight="normal" fo:font-family="'Proxima Nova'" style:font-family-asian="'Proxima Nova'" style:font-family-complex="'Proxima Nova'" fo:background-color="transparent" fo:color="#039be5"/>
    </style:style>
    <style:style style:name="T123" style:family="text">
      <style:text-properties fo:font-size="10.50pt" fo:font-weight="normal" fo:font-family="Arial" style:font-family-asian="Arial" style:font-family-complex="Arial" fo:background-color="transparent" style:use-window-font-color="true"/>
    </style:style>
    <style:style style:name="T124" style:family="text">
      <style:text-properties fo:font-size="18.00pt" fo:font-weight="normal" fo:font-family="'Proxima Nova'" style:font-family-asian="'Proxima Nova'" style:font-family-complex="'Proxima Nova'" fo:background-color="transparent" fo:color="#039be5"/>
    </style:style>
    <style:style style:name="T12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72.00pt"/>
    </style:style>
    <style:style style:name="P2" style:family="paragraph">
      <style:paragraph-properties fo:line-height="125.00%" fo:text-align="left" fo:margin-top="10.00pt"/>
    </style:style>
    <style:style style:name="P3" style:family="paragraph">
      <style:paragraph-properties fo:line-height="100.00%" fo:text-align="left" fo:margin-top="10.00pt" fo:margin-bottom="180.00pt"/>
    </style:style>
    <style:style style:name="P4" style:family="paragraph">
      <style:paragraph-properties fo:line-height="125.00%" fo:text-align="left" fo:margin-top="10.00pt"/>
    </style:style>
    <style:style style:name="P5" style:family="paragraph">
      <style:paragraph-properties fo:line-height="100.00%" fo:text-align="left" fo:margin-top="4.00pt">
        <style:tab-stops>
          <style:tab-stop style:position="468.00pt" style:type="right"/>
        </style:tab-stops>
      </style:paragraph-properties>
    </style:style>
    <style:style style:name="P6" style:family="paragraph">
      <style:paragraph-properties fo:line-height="100.00%" fo:text-align="left" fo:margin-left="18.00pt" fo:text-indent="0.00pt" fo:margin-top="3.00pt">
        <style:tab-stops>
          <style:tab-stop style:position="468.00pt" style:type="right"/>
        </style:tab-stops>
      </style:paragraph-properties>
    </style:style>
    <style:style style:name="P7" style:family="paragraph">
      <style:paragraph-properties fo:line-height="100.00%" fo:text-align="left" fo:margin-top="10.00pt">
        <style:tab-stops>
          <style:tab-stop style:position="468.00pt" style:type="right"/>
        </style:tab-stops>
      </style:paragraph-properties>
    </style:style>
    <style:style style:name="P8" style:family="paragraph">
      <style:paragraph-properties fo:line-height="100.00%" fo:text-align="left" fo:margin-left="18.00pt" fo:text-indent="0.00pt" fo:margin-top="3.00pt">
        <style:tab-stops>
          <style:tab-stop style:position="468.00pt" style:type="right"/>
        </style:tab-stops>
      </style:paragraph-properties>
    </style:style>
    <style:style style:name="P9" style:family="paragraph">
      <style:paragraph-properties fo:line-height="100.00%" fo:text-align="left" fo:margin-top="10.00pt">
        <style:tab-stops>
          <style:tab-stop style:position="468.00pt" style:type="right"/>
        </style:tab-stops>
      </style:paragraph-properties>
    </style:style>
    <style:style style:name="P10" style:family="paragraph">
      <style:paragraph-properties fo:line-height="100.00%" fo:text-align="left" fo:margin-left="18.00pt" fo:text-indent="0.00pt" fo:margin-top="3.00pt">
        <style:tab-stops>
          <style:tab-stop style:position="468.00pt" style:type="right"/>
        </style:tab-stops>
      </style:paragraph-properties>
    </style:style>
    <style:style style:name="P11" style:family="paragraph">
      <style:paragraph-properties fo:line-height="100.00%" fo:text-align="left" fo:margin-top="10.00pt">
        <style:tab-stops>
          <style:tab-stop style:position="468.00pt" style:type="right"/>
        </style:tab-stops>
      </style:paragraph-properties>
    </style:style>
    <style:style style:name="P12" style:family="paragraph">
      <style:paragraph-properties fo:line-height="100.00%" fo:text-align="left" fo:margin-top="10.00pt" fo:margin-bottom="4.00pt">
        <style:tab-stops>
          <style:tab-stop style:position="468.00pt" style:type="right"/>
        </style:tab-stops>
      </style:paragraph-properties>
    </style:style>
    <style:style style:name="P13" style:family="paragraph">
      <style:paragraph-properties fo:line-height="125.00%" fo:text-align="left" fo:margin-top="10.00pt"/>
    </style:style>
    <style:style style:name="P14" style:family="paragraph">
      <style:paragraph-properties fo:line-height="100.00%" fo:text-align="left" fo:margin-top="24.00pt"/>
    </style:style>
    <style:style style:name="P15" style:family="paragraph">
      <style:paragraph-properties fo:line-height="125.00%" fo:text-align="left" fo:margin-top="10.00pt"/>
    </style:style>
    <style:style style:name="P16" style:family="paragraph">
      <style:paragraph-properties fo:line-height="100.00%" fo:text-align="justify" fo:margin-left="0.00pt" fo:text-indent="14.15pt"/>
    </style:style>
    <style:style style:name="P17" style:family="paragraph">
      <style:paragraph-properties fo:line-height="125.00%" fo:text-align="left" fo:margin-top="10.00pt"/>
    </style:style>
    <style:style style:name="P18" style:family="paragraph">
      <style:paragraph-properties fo:line-height="100.00%" fo:text-align="justify" fo:margin-left="0.00pt" fo:text-indent="14.15pt"/>
    </style:style>
    <text:list-style style:name="L19">
      <text:list-level-style-bullet text:level="1" text:bullet-char="•">
        <style:list-level-properties text:space-before="32.15pt" text:min-label-width="18.00pt"/>
        <style:text-properties fo:font-family="Symbol"/>
      </text:list-level-style-bullet>
    </text:list-style>
    <style:style style:name="P19" style:family="paragraph">
      <style:paragraph-properties fo:line-height="100.00%" fo:text-align="justify"/>
    </style:style>
    <style:style style:name="P20" style:family="paragraph">
      <style:paragraph-properties fo:line-height="100.00%" fo:text-align="justify" fo:margin-left="0.00pt" fo:text-indent="14.15pt"/>
    </style:style>
    <style:style style:name="P21" style:family="paragraph">
      <style:paragraph-properties fo:line-height="100.00%" fo:text-align="left" fo:margin-top="10.00pt"/>
    </style:style>
    <text:list-style style:name="L22">
      <text:list-level-style-bullet text:level="1" text:bullet-char="•">
        <style:list-level-properties text:space-before="32.15pt" text:min-label-width="18.00pt"/>
        <style:text-properties fo:font-family="Symbol"/>
      </text:list-level-style-bullet>
    </text:list-style>
    <style:style style:name="P22" style:family="paragraph">
      <style:paragraph-properties fo:line-height="100.00%" fo:text-align="justify"/>
    </style:style>
    <style:style style:name="P23" style:family="paragraph">
      <style:paragraph-properties fo:line-height="100.00%" fo:text-align="left" fo:margin-top="10.00pt"/>
    </style:style>
    <style:style style:name="P24" style:family="paragraph">
      <style:paragraph-properties fo:line-height="125.00%" fo:text-align="left" fo:margin-top="10.00pt"/>
    </style:style>
    <style:style style:name="P25" style:family="paragraph">
      <style:paragraph-properties fo:line-height="100.00%" fo:text-align="left" fo:margin-top="24.00pt"/>
    </style:style>
    <style:style style:name="P26" style:family="paragraph">
      <style:paragraph-properties fo:line-height="125.00%" fo:text-align="left" fo:margin-top="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25.00%" fo:text-align="left" fo:margin-top="10.00pt"/>
    </style:style>
    <style:style style:name="P28" style:family="paragraph">
      <style:paragraph-properties fo:line-height="125.00%" fo:text-align="left" fo:margin-top="10.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25.00%" fo:text-align="left" fo:margin-top="10.00pt"/>
    </style:style>
    <style:style style:name="P30" style:family="paragraph">
      <style:paragraph-properties fo:line-height="125.00%" fo:text-align="left" fo:margin-top="10.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25.00%" fo:text-align="left" fo:margin-top="10.00pt"/>
    </style:style>
    <style:style style:name="P32" style:family="paragraph">
      <style:paragraph-properties fo:line-height="125.00%" fo:text-align="left" fo:margin-top="10.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25.00%" fo:text-align="left" fo:margin-top="10.00pt"/>
    </style:style>
    <style:style style:name="P34" style:family="paragraph">
      <style:paragraph-properties fo:line-height="125.00%" fo:text-align="left" fo:margin-top="10.00pt"/>
    </style:style>
    <style:style style:name="P35" style:family="paragraph">
      <style:paragraph-properties fo:line-height="100.00%" fo:text-align="left" fo:margin-top="24.00pt"/>
    </style:style>
    <style:style style:name="P36" style:family="paragraph">
      <style:paragraph-properties fo:line-height="125.00%" fo:text-align="left" fo:margin-top="10.00pt"/>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25.00%" fo:text-align="left" fo:margin-top="10.00pt"/>
    </style:style>
    <style:style style:name="P38" style:family="paragraph">
      <style:paragraph-properties fo:line-height="125.00%" fo:text-align="left" fo:margin-top="10.00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25.00%" fo:text-align="left" fo:margin-top="10.00pt"/>
    </style:style>
    <style:style style:name="P40" style:family="paragraph">
      <style:paragraph-properties fo:line-height="125.00%" fo:text-align="left" fo:margin-top="10.00pt"/>
    </style:style>
    <style:style style:name="P41" style:family="paragraph">
      <style:paragraph-properties fo:line-height="100.00%" fo:text-align="left" fo:margin-top="24.00pt"/>
    </style:style>
    <style:style style:name="P42" style:family="paragraph">
      <style:paragraph-properties fo:line-height="125.00%" fo:text-align="left" fo:margin-top="10.00pt"/>
    </style:style>
    <style:style style:name="P43" style:family="paragraph">
      <style:paragraph-properties fo:line-height="100.00%" fo:text-align="left" fo:margin-top="24.00pt"/>
    </style:style>
    <style:style style:name="P44" style:family="paragraph">
      <style:paragraph-properties fo:line-height="125.00%" fo:text-align="left" fo:margin-top="10.00pt"/>
    </style:style>
  </office:automatic-styles>
  <office:body>
    <office:text>
      <text:p text:style-name="P1"><draw:frame text:anchor-type="as-char" svg:width="75.94mm" svg:height="24.34mm" style:rel-width="scale" style:rel-height="scale"><draw:object-ole xlink:href="OleObj1"/><draw:image xlink:href="ObjectReplacements/OleObj1"/></draw:frame><text:span text:style-name="T2"><text:line-break/>Cátedra de Sistemas Operativos II</text:span><text:span text:style-name="T3"><text:line-break/>Trabajo Práctico Nº I/II/III/IV</text:span></text:p>
      <text:p text:style-name="P2"><draw:frame text:anchor-type="as-char" svg:width="12.44mm" svg:height="1.59mm" style:rel-width="scale" style:rel-height="scale"><draw:object-ole xlink:href="OleObj2"/><draw:image xlink:href="ObjectReplacements/OleObj2"/></draw:frame><text:span text:style-name="T4"/></text:p>
      <text:p text:style-name="P3"><text:span text:style-name="T5"><text:line-break/><text:line-break/>Tu nombre<text:line-break/></text:span><text:span text:style-name="T6">4 de septiembre del 20XX</text:span></text:p>
      <text:p text:style-name="P4"><text:span text:style-name="T7"/></text:p>
      <text:p text:style-name="P4"><text:span text:style-name="T8">Índice</text:span></text:p>
      <text:p text:style-name="P5"><text:a xlink:href="#_jw529ajt6y88"><text:span text:style-name="T10">Introducción</text:span></text:a><text:span text:style-name="T11"><text:tab/>2</text:span></text:p>
      <text:p text:style-name="P6"><text:a xlink:href="#_zargzmrc3yi8"><text:span text:style-name="T13">Propósito</text:span></text:a><text:span text:style-name="T14"><text:tab/>2</text:span></text:p>
      <text:p text:style-name="P6"><text:a xlink:href="#_2an7h8sup8dr"><text:span text:style-name="T16">Ámbito del Sistema</text:span></text:a><text:span text:style-name="T17"><text:tab/>2</text:span></text:p>
      <text:p text:style-name="P6"><text:a xlink:href="#_gx6ivkyi9o7t"><text:span text:style-name="T19">Definiciones, Acrónimos y Abreviaturas</text:span></text:a><text:span text:style-name="T20"><text:tab/>2</text:span></text:p>
      <text:p text:style-name="P6"><text:a xlink:href="#_le8qydbt5o8u"><text:span text:style-name="T22">Referencias</text:span></text:a><text:span text:style-name="T23"><text:tab/>2</text:span></text:p>
      <text:p text:style-name="P6"><text:a xlink:href="#_fpwvzv7y4wux"><text:span text:style-name="T25">Descripción General del Documento</text:span></text:a><text:span text:style-name="T26"><text:tab/>2</text:span></text:p>
      <text:p text:style-name="P7"><text:a xlink:href="#_p3rr6yv6jgn0"><text:span text:style-name="T28">Descripción General</text:span></text:a><text:span text:style-name="T29"><text:tab/>2</text:span></text:p>
      <text:p text:style-name="P8"><text:a xlink:href="#_y46jsqtfggfn"><text:span text:style-name="T31">Perspectiva del Producto</text:span></text:a><text:span text:style-name="T32"><text:tab/>2</text:span></text:p>
      <text:p text:style-name="P8"><text:a xlink:href="#_fd39k5wv9zo8"><text:span text:style-name="T34">Funciones del Producto</text:span></text:a><text:span text:style-name="T35"><text:tab/>2</text:span></text:p>
      <text:p text:style-name="P8"><text:a xlink:href="#_nqgl6kb2ob0z"><text:span text:style-name="T37">Características de los Usuarios</text:span></text:a><text:span text:style-name="T38"><text:tab/>2</text:span></text:p>
      <text:p text:style-name="P8"><text:a xlink:href="#_9zl9gp2vdss2"><text:span text:style-name="T40">Restricciones</text:span></text:a><text:span text:style-name="T41"><text:tab/>2</text:span></text:p>
      <text:p text:style-name="P8"><text:a xlink:href="#_sbvo5u2fjdfo"><text:span text:style-name="T43">Suposiciones y Dependencias</text:span></text:a><text:span text:style-name="T44"><text:tab/>2</text:span></text:p>
      <text:p text:style-name="P8"><text:a xlink:href="#_iijcke51uqmq"><text:span text:style-name="T46">Requisitos Futuros</text:span></text:a><text:span text:style-name="T47"><text:tab/>2</text:span></text:p>
      <text:p text:style-name="P9"><text:a xlink:href="#_bl2ch2aikfsw"><text:span text:style-name="T49">Requisitos Específicos</text:span></text:a><text:span text:style-name="T50"><text:tab/>2</text:span></text:p>
      <text:p text:style-name="P10"><text:a xlink:href="#_qd6xgojlmu2c"><text:span text:style-name="T52">Interfaces Externas</text:span></text:a><text:span text:style-name="T53"><text:tab/>2</text:span></text:p>
      <text:p text:style-name="P10"><text:a xlink:href="#_urn81ed9nlgs"><text:span text:style-name="T55">Funciones</text:span></text:a><text:span text:style-name="T56"><text:tab/>2</text:span></text:p>
      <text:p text:style-name="P10"><text:a xlink:href="#_x8kmdys81rrq"><text:span text:style-name="T58">Requisitos de Rendimiento</text:span></text:a><text:span text:style-name="T59"><text:tab/>2</text:span></text:p>
      <text:p text:style-name="P10"><text:a xlink:href="#_6g0ua18vskq2"><text:span text:style-name="T61">Restricciones de Diseño</text:span></text:a><text:span text:style-name="T62"><text:tab/>2</text:span></text:p>
      <text:p text:style-name="P10"><text:a xlink:href="#_aau7xt4l4dfx"><text:span text:style-name="T64">Atributos del Sistema</text:span></text:a><text:span text:style-name="T65"><text:tab/>2</text:span></text:p>
      <text:p text:style-name="P11"><text:a xlink:href="#_oy2z9q7vj8cb"><text:span text:style-name="T67">Otros Requisitos</text:span></text:a><text:span text:style-name="T68"><text:tab/>3</text:span></text:p>
      <text:p text:style-name="P11"><text:a xlink:href="#_4qc3f773vfk0"><text:span text:style-name="T70">Diseño de solución</text:span></text:a><text:span text:style-name="T71"><text:tab/>3</text:span></text:p>
      <text:p text:style-name="P11"><text:a xlink:href="#_lbaasg83bwp"><text:span text:style-name="T73">Implementación y Resultados</text:span></text:a><text:span text:style-name="T74"><text:tab/>3</text:span></text:p>
      <text:p text:style-name="P11"><text:a xlink:href="#_kb4gesjaharx"><text:span text:style-name="T76">Conclusiones</text:span></text:a><text:span text:style-name="T77"><text:tab/>3</text:span></text:p>
      <text:p text:style-name="P12"><text:a xlink:href="#_v999tbuyl2iv"><text:span text:style-name="T79">Apéndices</text:span></text:a><text:span text:style-name="T80"><text:tab/>3</text:span></text:p>
      <text:p text:style-name="P13"><text:span text:style-name="T81"/></text:p>
      <text:p text:style-name="P13"><text:span text:style-name="T82"><text:tab/> <text:tab/> <text:tab/> <text:tab/></text:span></text:p>
      <text:p text:style-name="P14"><text:span text:style-name="T83">Introducción</text:span></text:p>
      <text:p text:style-name="P15"><text:span text:style-name="T84">Propósito</text:span></text:p>
      <text:p text:style-name="P16"><text:span text:style-name="T85">Este documento de especificación de requisitos describe las funciones y los requisitos especificados para la aplicacion de creacion de usb ejecutables. Analizaremos las características requeridas para el desarrollo del presente documento, tanto en materia de codificación, organización, aspectos generales y otros tópicos que nos sean pertinentes.</text:span></text:p>
      <text:p text:style-name="P17"><text:span text:style-name="T86">Ámbito del Sistema</text:span></text:p>
      <text:p text:style-name="P18"><text:span text:style-name="T87">El software que se diseño consta de 2 partes principales, servidor y cliente. </text:span></text:p>
      <text:p text:style-name="P18"><text:span text:style-name="T87">El servidor esta pensado para ejecutarse en una pc o servidor fijo, el cual contenra ademas del propio sotware la base de datos de usuario y de archivos (isos). Ésta parte dara apoyo a los siguientes procesos:</text:span></text:p>
      <text:list text:style-name="L19">
        <text:list-item>
          <text:p text:style-name="P19"><text:span text:style-name="T87">Administracion de base de usuario</text:span></text:p>
        </text:list-item>
        <text:list-item>
          <text:p text:style-name="P19"><text:span text:style-name="T87">Administracion de archivos</text:span></text:p>
        </text:list-item>
        <text:list-item>
          <text:p text:style-name="P19"><text:span text:style-name="T87">Administracion de conexion con el cliente</text:span></text:p>
        </text:list-item>
      </text:list>
      <text:p text:style-name="P20"><text:span text:style-name="T87"><text:s/>El cliente esta pensado para ejecutarse sobre embebidos o pc mobiles, las cuales se conectaran a traves de un socket al servidor y descargaran la iso.</text:span></text:p>
      <text:p text:style-name="P21"><text:span text:style-name="T88">Definiciones, Acrónimos y Abreviaturas</text:span></text:p>
      <text:list text:style-name="L22">
        <text:list-item>
          <text:p text:style-name="P22"><text:span text:style-name="T89">logueado: Indica que el cliente se identifico correctamente en el servidor y esta habilitado para realizar acciones extas.</text:span></text:p>
        </text:list-item>
        <text:list-item>
          <text:p text:style-name="P22"><text:span text:style-name="T89">desloguearse: Cerrar la sesion previamente abierta en el servidor.</text:span></text:p>
        </text:list-item>
        <text:list-item>
          <text:p text:style-name="P22"><text:span text:style-name="T89"><text:s/>ruta de usb: Es la ruta que asigna al usb la pc/embebido. En gnu linux se puede observar con el comando "ls /dev/sd*".</text:span></text:p>
        </text:list-item>
        <text:list-item>
          <text:p text:style-name="P22"><text:span text:style-name="T89">iso: formato de archivo.</text:span></text:p>
        </text:list-item>
      </text:list>
      <text:p text:style-name="P23"><text:span text:style-name="T90"/></text:p>
      <text:p text:style-name="P24"><text:span text:style-name="T91">Referencias</text:span></text:p>
      <text:p text:style-name="P24"><text:span text:style-name="T91">Descripción General del Documento</text:span></text:p>
      <text:p text:style-name="P25"><text:span text:style-name="T92">Descripción General</text:span></text:p>
      <text:p text:style-name="P26"><text:span text:style-name="T93">Perspectiva del Producto}</text:span></text:p>
      <text:p text:style-name="P26"><text:span text:style-name="T94">El sofware esta diseñado para interactuar con el a traves de consola, tanto en el cliente como en el servidor. Ademas solo acepta 1 cliente a la vez por servidor.</text:span></text:p>
      <text:p text:style-name="P26"><text:span text:style-name="T95">Funciones del Producto</text:span></text:p>
      <text:p text:style-name="P26"><text:span text:style-name="T96">El cliente dispone de las siguientes funcionalidades:</text:span></text:p>
      <text:list text:style-name="L27">
        <text:list-item>
          <text:p text:style-name="P27"><text:span text:style-name="T97"><text:s/>Logueo: El cliente podra loguearse ingresando el comando "login &lt;usuario&gt; &lt;contraseña&gt;".</text:span></text:p>
        </text:list-item>
        <text:list-item>
          <text:p text:style-name="P27"><text:span text:style-name="T97">Ver lista de usuarios: El cliente podra ver la lista de usuarios acompañado de su estado y ultima conexion ingresando el comando "user ls". Esta opcion solo esta disponible cuando se encuentra logueado en la aplicacion.</text:span></text:p>
        </text:list-item>
        <text:list-item>
          <text:p text:style-name="P27"><text:span text:style-name="T97">Cambio de contraseña: El cliente podra cambiar la contraseña del usuario actualmente logueado ingresando el comando "user passwd &lt;nueva contraseña&gt;".</text:span></text:p>
        </text:list-item>
        <text:list-item>
          <text:p text:style-name="P27"><text:span text:style-name="T97">Desloguearse: El cliente podra cerrar secion ingreando el comando "logout". </text:span></text:p>
        </text:list-item>
        <text:list-item>
          <text:p text:style-name="P27"><text:span text:style-name="T97">Ver isos: El cliente podra ver las isos disponibles en el servidor para la creacion del usb booteable ingesando el comando "file ls". Esta opcion solo esta disponible cuando se encuentra logueado en la aplicacion.</text:span></text:p>
        </text:list-item>
        <text:list-item>
          <text:p text:style-name="P27"><text:span text:style-name="T97">crear usb booteable: El cliente podra crear el usb booteable ingresando el comando "file down &lt;nombre de iso&gt; &lt;ruta usb&gt;". Esta opcion solo esta disponible cuando se encuentra logueado en la aplicacion.</text:span></text:p>
        </text:list-item>
        <text:list-item>
          <text:p text:style-name="P27"><text:span text:style-name="T97">Calculo y comparacion de MD5: Al recibir un archivo el cliente calculara el MD5 del archivo y lo comparara con el enviado por el servidor</text:span></text:p>
        </text:list-item>
        <text:list-item>
          <text:p text:style-name="P27"><text:span text:style-name="T98"/></text:p>
        </text:list-item>
      </text:list>
      <text:p text:style-name="P28"><text:span text:style-name="T99">El servidor dispone de las siguientes funcionalidades:</text:span></text:p>
      <text:list text:style-name="L29">
        <text:list-item>
          <text:p text:style-name="P29"><text:span text:style-name="T99">Bloqueo de usuario: En el caso de que el usuario intente ingresar 3 veces con una contraseña incorrecta el servidor procedera al bloqueo del mismo, imposibilitando el ingreso posterior aunque se ingrese correctamente la contraseña.</text:span></text:p>
        </text:list-item>
        <text:list-item>
          <text:p text:style-name="P29"><text:span text:style-name="T99">Filtrado de archivo: El servidor filtrara y permitira la descarga de archivos terminados en ".iso". Cualquier otro archivo que se coloque sera obviado por el mismo.</text:span></text:p>
        </text:list-item>
        <text:list-item>
          <text:p text:style-name="P29"><text:span text:style-name="T99">Registro de fecha: El servidor registra la fecha de ingreso en la base de datos de todos los usuarios.</text:span></text:p>
        </text:list-item>
        <text:list-item>
          <text:p text:style-name="P29"><text:span text:style-name="T99">Privacidad: El servidor no devolvera en ningun momento las contraseñas almacenadas.</text:span></text:p>
        </text:list-item>
        <text:list-item>
          <text:p text:style-name="P29"><text:span text:style-name="T99">Calculo de MD5 y tamaño: El servidor calculo el MD5 y tamaño del archivo al momento de mostrar la lista de archivos y realizar un envio.</text:span></text:p>
        </text:list-item>
        <text:list-item>
          <text:p text:style-name="P29"><text:span text:style-name="T99">Comandos y Archivos por separado: El servidor realiza el envio de archivo por un socket diferente al de la comunicacion por comandos.</text:span></text:p>
        </text:list-item>
        <text:list-item>
          <text:p text:style-name="P29"><text:span text:style-name="T99">Bloqueo de comandos: El servidor no aceptara comandos (exceptuando el logueo) en el caso que el usuario no se encuentro logueado.</text:span></text:p>
        </text:list-item>
        <text:list-item>
          <text:p text:style-name="P29"><text:span text:style-name="T99">Formato de user y password unico: La base de datos contiene el usuario y contraseña con caracteres distintos antes y despues para no poder ser vulnerada.</text:span></text:p>
        </text:list-item>
      </text:list>
      <text:p text:style-name="P30"><text:span text:style-name="T100"/></text:p>
      <text:p text:style-name="P30"><text:span text:style-name="T100"/></text:p>
      <text:p text:style-name="P30"><text:span text:style-name="T100"/></text:p>
      <text:p text:style-name="P30"><text:span text:style-name="T101">Características de los Usuarios</text:span></text:p>
      <text:p text:style-name="P30"><text:span text:style-name="T102">El software diseñado contiene 2 tipos de usuarios: Cliente y administrador del servidor.</text:span></text:p>
      <text:p text:style-name="P30"><text:span text:style-name="T102">El cliente debera disponer de un sistema operativo GNU Linux y saber la IP y Puerto del servidor. Ademas debera saber como ejecutar un bin, comprobar la ruta de un usb y saber previamente los comandos disponibles en el programa.</text:span></text:p>
      <text:p text:style-name="P30"><text:span text:style-name="T102">El administrador del servidor debera disponer de un sistema operativo GNU Linux y saber la IP y Puerto del servidor. Ademas debera saber agregar las isos en la carpeta correspondiente, saber ejecutar un bin y poder realizar un reinicio en el caso que exista algun fallo en la aplicacion</text:span></text:p>
      <text:p text:style-name="P30"><text:span text:style-name="T103">Restricciones</text:span></text:p>
      <text:list text:style-name="L31">
        <text:list-item>
          <text:p text:style-name="P31"><text:span text:style-name="T104">El software no cuenta con interfaz grafica.</text:span></text:p>
        </text:list-item>
        <text:list-item>
          <text:p text:style-name="P31"><text:span text:style-name="T104">El software es solo compatible con sistema operativo linux.</text:span></text:p>
        </text:list-item>
        <text:list-item>
          <text:p text:style-name="P31"><text:span text:style-name="T104">Para agregar y quitar usuarios en la base de datos se debe modificar manual mente el archivo.</text:span></text:p>
        </text:list-item>
        <text:list-item>
          <text:p text:style-name="P31"><text:span text:style-name="T104">El usuario debe tenes un usb con capacidad mayor o igual al de la iso descomprimida</text:span></text:p>
        </text:list-item>
      </text:list>
      <text:p text:style-name="P32"><text:span text:style-name="T105"/></text:p>
      <text:p text:style-name="P32"><text:span text:style-name="T106">Suposiciones y Dependencias</text:span></text:p>
      <text:p text:style-name="P32"><text:span text:style-name="T107">Se asume que tanto el cliente como el administrador de base de de datos manejan gnu linux.</text:span></text:p>
      <text:p text:style-name="P32"><text:span text:style-name="T107">Se asume que el administrador del servidor volvera a ejecutar el binario en el caso de un cierre por error.</text:span></text:p>
      <text:p text:style-name="P32"><text:span text:style-name="T107">Instalar librerias:</text:span></text:p>
      <text:p text:style-name="P32"><text:span text:style-name="T108">Requisitos Futuros</text:span></text:p>
      <text:p text:style-name="P32"><text:span text:style-name="T109">En versiones futuras se deberia implementar:</text:span></text:p>
      <text:list text:style-name="L33">
        <text:list-item>
          <text:p text:style-name="P33"><text:span text:style-name="T109">Verificacion de la capicidad del usb.</text:span></text:p>
        </text:list-item>
        <text:list-item>
          <text:p text:style-name="P33"><text:span text:style-name="T109">Cifrado de contraseña.</text:span></text:p>
        </text:list-item>
        <text:list-item>
          <text:p text:style-name="P33"><text:span text:style-name="T109">Posibilidad de agregar y eliminar usuarios desde el cliente (conectado al usuario administrador).</text:span></text:p>
        </text:list-item>
        <text:list-item>
          <text:p text:style-name="P33"><text:span text:style-name="T109">Soporte de multiples conexiones juntas en el servidor.</text:span></text:p>
        </text:list-item>
      </text:list>
      <text:p text:style-name="P34"><text:span text:style-name="T110"/></text:p>
      <text:p text:style-name="P35"><text:span text:style-name="T111">Requisitos Específicos</text:span></text:p>
      <text:p text:style-name="P36"><text:span text:style-name="T112">Interfaces Externas</text:span></text:p>
      <text:p text:style-name="P36"><text:span text:style-name="T113">La interfaz con el que el cliente interactuara debera ser una terminal/shell, que notifique al usuario en caso de ingresar un comando erroneo.</text:span><text:span text:style-name="T114"/></text:p>
      <text:p text:style-name="P36"><text:span text:style-name="T115">Funciones</text:span></text:p>
      <text:list text:style-name="L37">
        <text:list-item>
          <text:p text:style-name="P37"><text:span text:style-name="T116">El sistema no debe tener en cuentalos comandos a excepcion de "login" si el usuario aun no lo ha logueado.</text:span></text:p>
        </text:list-item>
        <text:list-item>
          <text:p text:style-name="P37"><text:span text:style-name="T116">El sistema no debe enviar las contraseñas almacenadas en la base datos</text:span></text:p>
        </text:list-item>
        <text:list-item>
          <text:p text:style-name="P37"><text:span text:style-name="T116">El sistema debe poder verificar el MD5 antes de la transferencia y luego de la misma</text:span></text:p>
        </text:list-item>
        <text:list-item>
          <text:p text:style-name="P37"><text:span text:style-name="T116">El sistema debe poder dar respuesta a cualquier mensaje del usuario</text:span></text:p>
        </text:list-item>
        <text:list-item>
          <text:p text:style-name="P37"><text:span text:style-name="T116">El sistema debe poder responder ante fallos y<text:s text:c="2"/>en lo posible recuperarse</text:span></text:p>
        </text:list-item>
      </text:list>
      <text:p text:style-name="P38"><text:span text:style-name="T116"/></text:p>
      <text:p text:style-name="P38"><text:span text:style-name="T116"/></text:p>
      <text:p text:style-name="P38"><text:span text:style-name="T117"/></text:p>
      <text:p text:style-name="P38"><text:span text:style-name="T117">Requisitos de Rendimiento</text:span></text:p>
      <text:list text:style-name="L39">
        <text:list-item>
          <text:p text:style-name="P39"><text:span text:style-name="T118">El sistema debe .</text:span></text:p>
        </text:list-item>
        <text:list-item>
          <text:p text:style-name="P39"><text:span text:style-name="T118">El servidor debe soportar un usuario a la vez conectado.</text:span></text:p>
        </text:list-item>
        <text:list-item>
          <text:p text:style-name="P39"><text:span text:style-name="T118">El sistema debe poder enviar la respuestas de comandos y el envio de archivos por 2 socket diferentes.</text:span></text:p>
        </text:list-item>
        <text:list-item>
          <text:p text:style-name="P39"><text:span text:style-name="T118">El sistema debe poder ejecutar los procesos de servicio de forma automatica (al ejecutar el servidor principal).</text:span></text:p>
        </text:list-item>
        <text:list-item>
          <text:p text:style-name="P39"><text:span text:style-name="T118">El sistema debe matar los procesos hijos en el caso de una falla con el servidor principal.</text:span></text:p>
        </text:list-item>
        <text:list-item>
          <text:p text:style-name="P39"><text:span text:style-name="T118">El sistema debe poder aceptar un nuevo cliente si el anterior cerro su conexion al socket.</text:span></text:p>
        </text:list-item>
        <text:list-item>
          <text:p text:style-name="P39"><text:span text:style-name="T118">El sistema debe poder enviar varios archivos en una misma sesion.</text:span></text:p>
        </text:list-item>
      </text:list>
      <text:p text:style-name="P40"><text:span text:style-name="T119"/></text:p>
      <text:p text:style-name="P40"><text:span text:style-name="T119">Restricciones de Diseño</text:span></text:p>
      <text:p text:style-name="P40"><text:span text:style-name="T120">La interfaz con el que el cliente interactuara debera ser una terminal/shell, que notifique al usuario en caso de ingresar un comando erroneo.</text:span><text:span text:style-name="T121"/></text:p>
      <text:p text:style-name="P40"><text:span text:style-name="T121">Atributos del Sistema</text:span></text:p>
      <text:p text:style-name="P41"><text:span text:style-name="T122">Otros Requisitos</text:span></text:p>
      <text:p text:style-name="P41"><text:span text:style-name="T122">Diseño de solución</text:span></text:p>
      <text:p text:style-name="P41"><text:span text:style-name="T122">Implementación y Resultados</text:span></text:p>
      <text:p text:style-name="P41"><text:span text:style-name="T122">Conclusiones</text:span></text:p>
      <text:p text:style-name="P41"><text:span text:style-name="T122">Apéndices</text:span></text:p>
      <text:p text:style-name="P41"><text:span text:style-name="T123">Todo lleva tiempo</text:span><text:span text:style-name="T124"/></text:p>
      <text:p text:style-name="P42"><text:span text:style-name="T125"/></text:p>
      <text:p text:style-name="P43"><draw:frame text:anchor-type="as-char" svg:width="12.17mm" svg:height="1.59mm" style:rel-width="scale" style:rel-height="scale"><draw:object-ole xlink:href="OleObj3"/><draw:image xlink:href="ObjectReplacements/OleObj3"/></draw:frame><text:span text:style-name="T125"/></text:p>
      <text:p text:style-name="P44"><text:span text:style-name="T12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